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c874d" officeooo:paragraph-rsid="000c874d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6pt" fo:font-style="normal" style:text-underline-style="none" fo:font-weight="normal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874d" officeooo:paragraph-rsid="000c874d" style:text-blinking="false" fo:background-color="transparent"/>
    </style:style>
    <style:style style:name="P5" style:family="paragraph" style:parent-style-name="Standard">
      <style:text-properties fo:font-variant="normal" fo:text-transform="none" fo:color="#ffcb6b" style:text-line-through-style="none" style:text-line-through-type="none" style:font-name="Fira Code" fo:font-size="10.5pt" fo:font-style="normal" style:text-underline-style="none" fo:font-weight="normal" style:text-blinking="false" fo:background-color="#1a2a32"/>
    </style:style>
    <style:style style:name="P6" style:family="paragraph" style:parent-style-name="Standard">
      <style:text-properties fo:font-variant="normal" fo:text-transform="none" fo:color="#cdd3de" style:text-line-through-style="none" style:text-line-through-type="none" style:font-name="Fira Code" fo:font-size="10.5pt" fo:font-style="normal" style:text-underline-style="none" fo:font-weight="normal" officeooo:rsid="000c874d" officeooo:paragraph-rsid="000c874d" style:text-blinking="false" fo:background-color="#1a2a32"/>
    </style:style>
    <style:style style:name="P7" style:family="paragraph" style:parent-style-name="Standard">
      <style:text-properties fo:font-variant="normal" fo:text-transform="none" fo:color="#cdd3de" style:text-line-through-style="none" style:text-line-through-type="none" style:font-name="Fira Code" fo:font-size="6.5pt" fo:font-style="normal" style:text-underline-style="none" fo:font-weight="normal" style:text-blinking="false" fo:background-color="#1a2a32"/>
    </style:style>
    <style:style style:name="P8" style:family="paragraph" style:parent-style-name="Standard">
      <style:paragraph-properties style:line-height-at-least="0.503cm"/>
      <style:text-properties fo:color="#cdd3de" style:font-name="Fira Code" fo:font-size="10.5pt" fo:font-weight="normal" fo:background-color="#1a2a32"/>
    </style:style>
    <style:style style:name="P9" style:family="paragraph" style:parent-style-name="Standard">
      <style:paragraph-properties style:line-height-at-least="0.503cm"/>
      <style:text-properties fo:color="#cdd3de" style:font-name="Fira Code" fo:font-size="6.5pt" fo:font-weight="normal" fo:background-color="#1a2a32"/>
    </style:style>
    <style:style style:name="P10" style:family="paragraph" style:parent-style-name="Standard">
      <style:paragraph-properties style:line-height-at-least="0.503cm"/>
      <style:text-properties fo:color="#ffcb6b" style:font-name="Fira Code" fo:font-size="10.5pt" fo:font-weight="normal" fo:background-color="#1a2a32"/>
    </style:style>
    <style:style style:name="P11" style:family="paragraph" style:parent-style-name="Standard">
      <style:paragraph-properties style:line-height-at-least="0.503cm"/>
      <style:text-properties fo:color="#ffcb6b" style:font-name="Fira Code" fo:font-size="6.5pt" fo:font-weight="normal" fo:background-color="#1a2a32"/>
    </style:style>
    <style:style style:name="P12" style:family="paragraph" style:parent-style-name="Standard">
      <style:paragraph-properties style:line-height-at-least="0.503cm"/>
      <style:text-properties fo:color="#ffcb6b" style:font-name="Fira Code" fo:font-size="2.5pt" fo:font-weight="normal" fo:background-color="#1a2a32"/>
    </style:style>
    <style:style style:name="P13" style:family="paragraph" style:parent-style-name="Standard">
      <style:paragraph-properties style:line-height-at-least="0.503cm"/>
      <style:text-properties fo:color="#98c379" style:font-name="Fira Code" fo:font-size="10.5pt" fo:font-weight="normal" fo:background-color="#1a2a32"/>
    </style:style>
    <style:style style:name="T1" style:family="text">
      <style:text-properties officeooo:rsid="000b467d"/>
    </style:style>
    <style:style style:name="T2" style:family="text">
      <style:text-properties fo:color="#eeffff"/>
    </style:style>
    <style:style style:name="T3" style:family="text">
      <style:text-properties fo:color="#ffcb6b"/>
    </style:style>
    <style:style style:name="T4" style:family="text">
      <style:text-properties fo:color="#98c379"/>
    </style:style>
    <style:style style:name="T5" style:family="text">
      <style:text-properties officeooo:rsid="000c874d"/>
    </style:style>
    <style:style style:name="T6" style:family="text">
      <style:text-properties fo:color="#c792ea"/>
    </style:style>
    <style:style style:name="T7" style:family="text">
      <style:text-properties fo:color="#5fb3b3"/>
    </style:style>
    <style:style style:name="T8" style:family="text">
      <style:text-properties fo:color="#d19a66"/>
    </style:style>
    <style:style style:name="T9" style:family="text">
      <style:text-properties fo:color="#82aa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1d6dc9e-7fff-c78d-df9f-be2bd4168425"/><text:span text:style-name="T5">1. </text:span>For the given JSON iterate over all for loops (for, for in, for of, forEach)</text:p>
      <text:p text:style-name="P3"/>
      <text:p text:style-name="P7"><text:span text:style-name="T6">let</text:span><text:span text:style-name="T3"> </text:span><text:span text:style-name="T7">arr</text:span><text:span text:style-name="T3"> </text:span><text:span text:style-name="T6">=</text:span><text:span text:style-name="T3"> [</text:span></text:p>
      <text:p text:style-name="P11">{</text:p>
      <text:p text:style-name="P9"><text:span text:style-name="T4">"id"</text:span><text:span text:style-name="T3">: </text:span><text:span text:style-name="T4">"1"</text:span><text:span text:style-name="T3">,</text:span></text:p>
      <text:p text:style-name="P9"><text:span text:style-name="T4">"name"</text:span><text:span text:style-name="T3">: </text:span><text:span text:style-name="T4">"Lura Senger"</text:span><text:span text:style-name="T3">,</text:span></text:p>
      <text:p text:style-name="P9"><text:span text:style-name="T4">"email"</text:span><text:span text:style-name="T3">: </text:span><text:span text:style-name="T4">"Xander_Collier@yahoo.com"</text:span></text:p>
      <text:p text:style-name="P11">},.....</text:p>
      <text:p text:style-name="P11">{</text:p>
      <text:p text:style-name="P9"><text:span text:style-name="T4">"id"</text:span><text:span text:style-name="T3">: </text:span><text:span text:style-name="T4">"100"</text:span><text:span text:style-name="T3">,</text:span></text:p>
      <text:p text:style-name="P9"><text:span text:style-name="T4">"name"</text:span><text:span text:style-name="T3">: </text:span><text:span text:style-name="T4">"Arlene Kassulke"</text:span><text:span text:style-name="T3">,</text:span></text:p>
      <text:p text:style-name="P9"><text:span text:style-name="T4">"email"</text:span><text:span text:style-name="T3">: </text:span><text:span text:style-name="T4">"Josiane_Smith@yahoo.com"</text:span></text:p>
      <text:p text:style-name="P11">}</text:p>
      <text:p text:style-name="P11">]</text:p>
      <text:p text:style-name="P12"/>
      <text:p text:style-name="P4">for loop:</text:p>
      <text:p text:style-name="P6"><text:span text:style-name="T6">for</text:span><text:span text:style-name="T3"> (</text:span><text:span text:style-name="T6">let</text:span><text:span text:style-name="T3"> </text:span><text:span text:style-name="T7">item</text:span><text:span text:style-name="T3"> </text:span><text:span text:style-name="T6">=</text:span><text:span text:style-name="T3"> </text:span><text:span text:style-name="T8">0</text:span><text:span text:style-name="T3">; </text:span><text:span text:style-name="T7">item</text:span><text:span text:style-name="T3"> </text:span><text:span text:style-name="T6">&lt;</text:span><text:span text:style-name="T3"> </text:span><text:span text:style-name="T7">arr</text:span><text:span text:style-name="T3">.length; </text:span><text:span text:style-name="T7">item</text:span><text:span text:style-name="T6">++</text:span><text:span text:style-name="T3">) </text:span></text:p>
      <text:p text:style-name="P6"><text:span text:style-name="T3"><text:tab/></text:span><text:span text:style-name="T7">console</text:span><text:span text:style-name="T3">.</text:span><text:span text:style-name="T9">log</text:span><text:span text:style-name="T3">(</text:span><text:span text:style-name="T7">arr</text:span><text:span text:style-name="T3">[</text:span><text:span text:style-name="T7">item</text:span><text:span text:style-name="T3">][</text:span><text:span text:style-name="T4">"id"</text:span><text:span text:style-name="T3">], </text:span><text:span text:style-name="T7">arr</text:span><text:span text:style-name="T3">[</text:span><text:span text:style-name="T7">item</text:span><text:span text:style-name="T3">][</text:span><text:span text:style-name="T4">"name"</text:span><text:span text:style-name="T3">], </text:span><text:span text:style-name="T7">arr</text:span><text:span text:style-name="T3">[</text:span><text:span text:style-name="T7">item</text:span><text:span text:style-name="T3">][</text:span><text:span text:style-name="T4">"email"</text:span><text:span text:style-name="T3">])</text:span></text:p>
      <text:p text:style-name="P4"/>
      <text:p text:style-name="P4">for in loop:</text:p>
      <text:p text:style-name="P6"><text:span text:style-name="T6">for</text:span><text:span text:style-name="T3"> (</text:span><text:span text:style-name="T6">let</text:span><text:span text:style-name="T3"> </text:span><text:span text:style-name="T7">item</text:span><text:span text:style-name="T3"> </text:span><text:span text:style-name="T6">in</text:span><text:span text:style-name="T3"> </text:span><text:span text:style-name="T7">arr</text:span><text:span text:style-name="T3">) </text:span></text:p>
      <text:p text:style-name="P6"><text:span text:style-name="T3"><text:tab/></text:span><text:span text:style-name="T7">console</text:span><text:span text:style-name="T3">.</text:span><text:span text:style-name="T9">log</text:span><text:span text:style-name="T3">(</text:span><text:span text:style-name="T7">arr</text:span><text:span text:style-name="T3">[</text:span><text:span text:style-name="T7">item</text:span><text:span text:style-name="T3">][</text:span><text:span text:style-name="T4">"id"</text:span><text:span text:style-name="T3">], </text:span><text:span text:style-name="T7">arr</text:span><text:span text:style-name="T3">[</text:span><text:span text:style-name="T7">item</text:span><text:span text:style-name="T3">][</text:span><text:span text:style-name="T4">"name"</text:span><text:span text:style-name="T3">], </text:span><text:span text:style-name="T7">arr</text:span><text:span text:style-name="T3">[</text:span><text:span text:style-name="T7">item</text:span><text:span text:style-name="T3">][</text:span><text:span text:style-name="T4">"email"</text:span><text:span text:style-name="T3">])</text:span></text:p>
      <text:p text:style-name="P4"/>
      <text:p text:style-name="P4">for of loop:</text:p>
      <text:p text:style-name="P6"><text:span text:style-name="T6">for</text:span><text:span text:style-name="T3"> (</text:span><text:span text:style-name="T6">let</text:span><text:span text:style-name="T3"> </text:span><text:span text:style-name="T7">item</text:span><text:span text:style-name="T3"> </text:span><text:span text:style-name="T6">of</text:span><text:span text:style-name="T3"> </text:span><text:span text:style-name="T7">arr</text:span><text:span text:style-name="T3">) </text:span></text:p>
      <text:p text:style-name="P6"><text:span text:style-name="T3"><text:tab/></text:span><text:span text:style-name="T7">console</text:span><text:span text:style-name="T3">.</text:span><text:span text:style-name="T9">log</text:span><text:span text:style-name="T3">(</text:span><text:span text:style-name="T7">item</text:span><text:span text:style-name="T3">[</text:span><text:span text:style-name="T4">"id"</text:span><text:span text:style-name="T3">], </text:span><text:span text:style-name="T7">item</text:span><text:span text:style-name="T3">[</text:span><text:span text:style-name="T4">"name"</text:span><text:span text:style-name="T3">], </text:span><text:span text:style-name="T7">item</text:span><text:span text:style-name="T3">[</text:span><text:span text:style-name="T4">"email"</text:span><text:span text:style-name="T3">])</text:span></text:p>
      <text:p text:style-name="P4"/>
      <text:p text:style-name="P2">forEach loop:</text:p>
      <text:p text:style-name="P6"><text:span text:style-name="T7">arr</text:span><text:span text:style-name="T3">.</text:span><text:span text:style-name="T9">forEach</text:span><text:span text:style-name="T3">(</text:span><text:span text:style-name="T7">item</text:span><text:span text:style-name="T3"> </text:span><text:span text:style-name="T6">=&gt;</text:span><text:span text:style-name="T3"> </text:span><text:span text:style-name="T7">console</text:span><text:span text:style-name="T3">.</text:span><text:span text:style-name="T9">log</text:span><text:span text:style-name="T3">(</text:span><text:span text:style-name="T7">item</text:span><text:span text:style-name="T3">[</text:span><text:span text:style-name="T4">"id"</text:span><text:span text:style-name="T3">], </text:span><text:span text:style-name="T7">item</text:span><text:span text:style-name="T3">[</text:span><text:span text:style-name="T4">"name"</text:span><text:span text:style-name="T3">], </text:span><text:span text:style-name="T7">item</text:span><text:span text:style-name="T3">[</text:span><text:span text:style-name="T4">"email"</text:span><text:span text:style-name="T3">]))</text:span></text:p>
      <text:p text:style-name="P2"/>
      <text:p text:style-name="P1"/>
      <text:p text:style-name="P1"><text:bookmark text:name="docs-internal-guid-a4c07cb1-7fff-e1cc-2463-2ce08dddd3be"/><text:span text:style-name="T1">2. </text:span>Create your own resume data in JSON format</text:p>
      <text:p text:style-name="P1"/>
      <text:p text:style-name="P5">{</text:p>
      <text:p text:style-name="P8"><text:span text:style-name="T2"><text:tab/>"name"</text:span><text:span text:style-name="T3">: </text:span><text:span text:style-name="T4">"Vishwas. R"</text:span><text:span text:style-name="T3">,</text:span></text:p>
      <text:p text:style-name="P8"><text:span text:style-name="T2"><text:tab/>"keySkills"</text:span><text:span text:style-name="T3">: [</text:span></text:p>
      <text:p text:style-name="P8"><text:span text:style-name="T4"><text:tab/><text:tab/>"Python"</text:span><text:span text:style-name="T3">,</text:span></text:p>
      <text:p text:style-name="P13"><text:tab/><text:tab/>"JavaScript"</text:p>
      <text:p text:style-name="P10"><text:tab/>],</text:p>
      <text:p text:style-name="P8"><text:span text:style-name="T2"><text:tab/>"professionalSummary"</text:span><text:span text:style-name="T3">: [</text:span></text:p>
      <text:p text:style-name="P8"><text:span text:style-name="T4"><text:tab/><text:tab/>"Edureka"</text:span><text:span text:style-name="T3">,</text:span></text:p>
      <text:p text:style-name="P13"><text:tab/><text:tab/>"Test Yantra(Outsourced to Sony)"</text:p>
      <text:p text:style-name="P10"><text:tab/>],</text:p>
      <text:p text:style-name="P8"><text:span text:style-name="T2"><text:tab/>"projects"</text:span><text:span text:style-name="T3">: [</text:span></text:p>
      <text:p text:style-name="P8"><text:span text:style-name="T4"><text:tab/><text:tab/>"Amazon and other website automation"</text:span><text:span text:style-name="T3">,</text:span></text:p>
      <text:p text:style-name="P8"><text:span text:style-name="T4"><text:tab/><text:tab/>"Pandas and Web Scraping"</text:span><text:span text:style-name="T3">,</text:span></text:p>
      <text:p text:style-name="P8"><text:span text:style-name="T4"><text:tab/><text:tab/>"Nose testing"</text:span><text:span text:style-name="T3">,</text:span></text:p>
      <text:p text:style-name="P13"><text:tab/><text:tab/>"Afforestation using Object Detection"</text:p>
      <text:p text:style-name="P10"><text:tab/>],</text:p>
      <text:p text:style-name="P8"><text:span text:style-name="T2"><text:tab/>"personalProjects"</text:span><text:span text:style-name="T3">: [</text:span></text:p>
      <text:p text:style-name="P8"><text:span text:style-name="T4"><text:tab/><text:tab/>"CMS using Django"</text:span><text:span text:style-name="T3">,</text:span></text:p>
      <text:p text:style-name="P13"><text:tab/><text:tab/>"To-do list using Django"</text:p>
      <text:p text:style-name="P10"><text:tab/>],</text:p>
      <text:p text:style-name="P8"><text:soft-page-break/><text:span text:style-name="T2"><text:tab/>"contactInfo"</text:span><text:span text:style-name="T3">: {</text:span></text:p>
      <text:p text:style-name="P8"><text:span text:style-name="T2"><text:tab/><text:tab/>"email"</text:span><text:span text:style-name="T3">: </text:span><text:span text:style-name="T4">"Vishwasrvibhu@gmail.com"</text:span><text:span text:style-name="T3">,</text:span></text:p>
      <text:p text:style-name="P8"><text:span text:style-name="T2"><text:tab/><text:tab/>"phone"</text:span><text:span text:style-name="T3">: </text:span><text:span text:style-name="T4">"8317377614"</text:span><text:span text:style-name="T3">,</text:span></text:p>
      <text:p text:style-name="P8"><text:span text:style-name="T2"><text:tab/><text:tab/>"github"</text:span><text:span text:style-name="T3">: </text:span><text:span text:style-name="T4">"github.com/vishwasrr"</text:span><text:span text:style-name="T3">,</text:span></text:p>
      <text:p text:style-name="P8"><text:span text:style-name="T2"><text:tab/><text:tab/>"linkedIn"</text:span><text:span text:style-name="T3">: </text:span><text:span text:style-name="T4">"linkedin.com/vishwasr01"</text:span></text:p>
      <text:p text:style-name="P10"><text:tab/>}</text:p>
      <text:p text:style-name="P10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ira Code" svg:font-family="'Fira Code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3:07:46.980048085</meta:creation-date>
    <dc:date>2021-11-21T15:28:32.299321952</dc:date>
    <meta:editing-duration>PT1M53S</meta:editing-duration>
    <meta:editing-cycles>1</meta:editing-cycles>
    <meta:document-statistic meta:table-count="0" meta:image-count="0" meta:object-count="0" meta:page-count="2" meta:paragraph-count="52" meta:word-count="148" meta:character-count="1194" meta:non-whitespace-character-count="1053"/>
    <meta:generator>LibreOffice/6.4.7.2$Linux_X86_64 LibreOffice_project/40$Build-2</meta:generator>
  </office:meta>
</office:document-meta>
</file>